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>
      <style:text-properties style:font-name="Arial1"/>
    </style:style>
    <style:style style:name="P3" style:family="paragraph">
      <style:text-properties style:font-name="Arial1" style:text-underline-style="solid" style:text-underline-width="auto" style:text-underline-color="font-color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style:text-properties style:font-name="Arial1" fo:font-size="12pt" style:text-underline-style="solid" style:text-underline-width="auto" style:text-underline-color="font-color"/>
    </style:style>
    <style:style style:name="P6" style:family="paragraph">
      <style:text-properties style:font-name="Arial"/>
    </style:style>
    <style:style style:name="T1" style:family="text">
      <style:text-properties style:font-name="Arial1" style:text-underline-style="solid" style:text-underline-width="auto" style:text-underline-color="font-color"/>
    </style:style>
    <style:style style:name="T2" style:family="text">
      <style:text-properties style:font-name="Arial1" style:text-underline-style="none"/>
    </style:style>
    <style:style style:name="T3" style:family="text">
      <style:text-properties style:text-underline-style="none"/>
    </style:style>
    <style:style style:name="T4" style:family="text">
      <style:text-properties style:font-name="Arial1" fo:font-size="12pt" style:text-underline-style="solid" style:text-underline-width="auto" style:text-underline-color="font-color"/>
    </style:style>
    <style:style style:name="T5" style:family="text">
      <style:text-properties style:font-name="Arial1" fo:font-size="12pt" style:text-underline-style="none"/>
    </style:style>
    <style:style style:name="T6" style:family="text">
      <style:text-properties style:font-name="Arial1" fo:font-size="12pt" style:text-underline-style="none" fo:font-weight="bold" style:font-weight-asian="bold" style:font-weight-complex="bold"/>
    </style:style>
    <style:style style:name="T7" style:family="text">
      <style:text-properties style:font-name="Arial1"/>
    </style:style>
    <style:style style:name="T8" style:family="text">
      <style:text-properties style:font-name="Arial"/>
    </style:style>
    <style:style style:name="gr1" style:family="graphic">
      <style:graphic-properties draw:stroke="solid" svg:stroke-color="#000000" draw:fill="solid" draw:fill-color="#00ffff" fo:min-height="7.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solid" draw:fill-color="#66ffff" fo:min-height="8.8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draw:fill="solid" draw:fill-color="#ffff66" fo:min-height="8.3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color="#000000" draw:fill="solid" draw:fill-color="#ff3333" fo:min-height="2.0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color="#000000" draw:fill="solid" draw:fill-color="#00cc33" fo:min-height="4.4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018cm" svg:stroke-color="#000000" draw:marker-start-width="0.379cm" draw:marker-end-width="0.379cm" draw:fill="solid" draw:fill-color="#00cc33" fo:min-height="4.08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color="#000000" draw:fill="none" draw:fill-color="#ffffff" fo:min-height="4.7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7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1.3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1.3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solid" svg:stroke-color="#000000" draw:fill="solid" draw:fill-color="#66ff00" fo:min-height="6.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8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1.3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4.1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2.0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solid" svg:stroke-color="#000000" draw:fill="solid" draw:fill-color="#990099" fo:min-height="6.8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style-name="gr1" draw:text-style-name="P3" svg:width="8.187cm" svg:height="7.171cm" svg:x="20.179cm" svg:y="0.185cm"><draw:text-box><text:p text:style-name="P2"><text:span text:style-name="T1">MANAGER :</text:span></text:p><text:p text:style-name="P2"><text:span text:style-name="T1"/></text:p><text:p text:style-name="P2"><text:span text:style-name="T2">Manager.php</text:span></text:p></draw:text-box></draw:frame><draw:frame text:anchor-type="paragraph" draw:z-index="1" draw:style-name="gr2" draw:text-style-name="P4" svg:width="7.441cm" svg:height="8.845cm" svg:x="20.627cm" svg:y="6.689cm"><draw:text-box><text:p><text:span text:style-name="T1">EXTENDS :</text:span></text:p><text:p><text:span text:style-name="T1"/></text:p><text:p><text:span text:style-name="T2">MembreManager.php</text:span></text:p><text:p><text:span text:style-name="T2"/></text:p><text:p><text:span text:style-name="T2">SujetManager.php</text:span></text:p><text:p><text:span text:style-name="T2"/></text:p><text:p><text:span text:style-name="T2">MessgageManager.php</text:span></text:p><text:p><text:span text:style-name="T2"/></text:p><text:p><text:span text:style-name="T2">SubMessManager.php</text:span></text:p><text:p><text:span text:style-name="T3"/></text:p></draw:text-box></draw:frame><draw:frame text:anchor-type="paragraph" draw:z-index="2" draw:style-name="gr3" draw:text-style-name="P3" svg:width="6.153cm" svg:height="8.353cm" svg:x="1.826cm" svg:y="2.736cm"><draw:text-box><text:p text:style-name="P2"><text:span text:style-name="T1">CONTROLLER :</text:span></text:p><text:p text:style-name="P2"><text:span text:style-name="T1"/></text:p><text:p text:style-name="P2"><text:span text:style-name="T1">HomeController</text:span></text:p></draw:text-box></draw:frame><draw:frame text:anchor-type="paragraph" draw:z-index="3" draw:style-name="gr4" draw:text-style-name="P3" svg:width="12.106cm" svg:height="2.043cm" svg:x="1.455cm" svg:y="19.166cm"><draw:text-box><text:p text:style-name="P2"><text:span text:style-name="T1">FRONTCONTROLLER :</text:span></text:p><text:p text:style-name="P2"><text:span text:style-name="T1"/></text:p><text:p text:style-name="P2"><text:span text:style-name="T2">index.php</text:span></text:p></draw:text-box></draw:frame><draw:frame text:anchor-type="paragraph" draw:z-index="4" draw:style-name="gr5" draw:text-style-name="P3" svg:width="12.452cm" svg:height="4.435cm" svg:x="32.383cm" svg:y="15.856cm"><draw:text-box><text:p text:style-name="P2"><text:span text:style-name="T1">ENTITY :</text:span></text:p><text:p text:style-name="P2"><text:span text:style-name="T1"/></text:p><text:p text:style-name="P2"><text:span text:style-name="T2"><text:tab/></text:span><text:span text:style-name="T2">Hydratateur générique</text:span></text:p></draw:text-box></draw:frame><draw:frame text:anchor-type="paragraph" draw:z-index="5" draw:style-name="gr6" draw:text-style-name="P3" svg:width="9.871cm" svg:height="4.084cm" svg:x="23.753cm" svg:y="16.704cm"><draw:text-box><text:p text:style-name="P3"><text:span text:style-name="T1">CLASS EXTENDS ENTITY :</text:span></text:p><text:p text:style-name="P3"><text:span text:style-name="T2">Membre.php</text:span></text:p><text:p text:style-name="P3"><text:span text:style-name="T2">Sujet.php</text:span></text:p><text:p text:style-name="P3"><text:span text:style-name="T2">Messgae.php</text:span></text:p><text:p text:style-name="P3"><text:span text:style-name="T2">Submessage.php</text:span></text:p></draw:text-box></draw:frame><draw:frame text:anchor-type="paragraph" draw:z-index="6" draw:style-name="gr7" draw:text-style-name="P5" svg:width="8.504cm" svg:height="4.765cm" svg:x="36.003cm" svg:y="2.623cm"><draw:text-box><text:p text:style-name="P2"><text:span text:style-name="T4">DAO :</text:span></text:p><text:p text:style-name="P2"><text:span text:style-name="T4"/></text:p><text:p text:style-name="P2"><text:span text:style-name="T5">Lien entre couche modèle de l'application et la base de données :</text:span></text:p><text:p text:style-name="P2"><text:span text:style-name="T5"/></text:p><text:p text:style-name="P2"><text:span text:style-name="T5"><text:tab/></text:span><text:span text:style-name="T6">PDO</text:span></text:p></draw:text-box></draw:frame><draw:custom-shape text:anchor-type="paragraph" draw:z-index="7" draw:style-name="gr8" svg:width="4.663cm" svg:height="6.467cm" svg:x="38.088cm" svg:y="8.722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8" draw:style-name="gr9" draw:text-style-name="P3" svg:width="4.762cm" svg:height="0.777cm" svg:x="38.485cm" svg:y="11.827cm"><draw:text-box><text:p><text:span text:style-name="T1">BDD</text:span></text:p></draw:text-box></draw:frame><draw:custom-shape text:anchor-type="paragraph" draw:z-index="9" draw:style-name="gr8" svg:width="12.35cm" svg:height="0.666cm" svg:x="7.978cm" svg:y="4.21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" draw:style-name="gr8" svg:width="14.981cm" svg:height="0.777cm" svg:x="6.638cm" svg:y="5.95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1" draw:style-name="gr10" draw:text-style-name="P2" svg:width="8.631cm" svg:height="1.463cm" svg:x="8.721cm" svg:y="2.699cm"><draw:text-box><text:p text:style-name="P2"><text:span text:style-name="T7"/></text:p><text:p text:style-name="P2"><text:span text:style-name="T7"/></text:p><text:p text:style-name="P2"><text:span text:style-name="T7">Traduction de la demande client</text:span></text:p></draw:text-box></draw:frame><draw:frame text:anchor-type="paragraph" draw:z-index="12" draw:style-name="gr11" svg:width="7.839cm" svg:height="1.368cm" svg:x="11.696cm" svg:y="6.727cm"><draw:text-box><text:p>Réponse</text:p><text:p/></draw:text-box></draw:frame><draw:custom-shape text:anchor-type="paragraph" draw:z-index="13" draw:style-name="gr8" svg:width="8.236cm" svg:height="0.629cm" svg:x="28.018cm" svg:y="3.73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4" draw:style-name="gr8" svg:width="7.49cm" svg:height="0.738cm" svg:x="28.513cm" svg:y="6.13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5" draw:style-name="gr8" svg:width="0.893cm" svg:height="1.336cm" svg:x="40.568cm" svg:y="7.38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style-name="gr8" svg:width="0.846cm" svg:height="1.558cm" svg:x="38.731cm" svg:y="7.38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style-name="gr8" svg:width="1.043cm" svg:height="7.097cm" svg:x="27.025cm" svg:y="9.8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8" draw:style-name="gr8" svg:width="0.747cm" svg:height="1.172cm" svg:x="24.197cm" svg:y="15.533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19" draw:style-name="gr12" draw:text-style-name="P3" svg:width="10.021cm" svg:height="6.321cm" svg:x="0.476cm" svg:y="11.883cm"><draw:text-box><text:p text:style-name="P2"><text:span text:style-name="T1">VUE :</text:span></text:p><text:p text:style-name="P2"><text:span text:style-name="T1"/></text:p><text:p text:style-name="P2"><text:span text:style-name="T2">TEMPLATE : layout.php</text:span></text:p><text:p text:style-name="P2"><text:span text:style-name="T2"/></text:p><text:p text:style-name="P2"><text:span text:style-name="T2">sujet.php</text:span></text:p><text:p text:style-name="P2"><text:span text:style-name="T2">crea_mess.php</text:span></text:p></draw:text-box></draw:frame><draw:custom-shape text:anchor-type="paragraph" draw:z-index="20" draw:style-name="gr8" svg:width="0.994cm" svg:height="2.881cm" svg:x="6.669cm" svg:y="16.99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1" draw:style-name="gr8" svg:width="1.29cm" svg:height="1.405cm" svg:x="6.339cm" svg:y="10.4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22" draw:style-name="gr13" draw:text-style-name="P2" svg:width="6.746cm" svg:height="0.976cm" svg:x="29.258cm" svg:y="2.845cm"><draw:text-box><text:p><text:span text:style-name="T7"/></text:p><text:p><text:span text:style-name="T7">Envoi requête</text:span></text:p></draw:text-box></draw:frame><draw:frame text:anchor-type="paragraph" draw:z-index="23" draw:style-name="gr14" draw:text-style-name="P2" svg:width="5.508cm" svg:height="1.364cm" svg:x="35.953cm" svg:y="7.782cm"><draw:text-box><text:p><text:span text:style-name="T7"><text:s text:c="5"/></text:span><text:span text:style-name="T7">Ex:SELECT</text:span></text:p></draw:text-box></draw:frame><draw:frame text:anchor-type="paragraph" draw:z-index="24" draw:style-name="gr15" draw:text-style-name="P2" svg:width="3.275cm" svg:height="4.102cm" svg:x="42.155cm" svg:y="7.615cm"><draw:text-box><text:p><text:span text:style-name="T7">Tables à traduire par pdo</text:span></text:p></draw:text-box></draw:frame><draw:frame text:anchor-type="paragraph" draw:z-index="25" draw:style-name="gr10" draw:text-style-name="P2" svg:width="6.448cm" svg:height="1.362cm" svg:x="30.471cm" svg:y="6.715cm"><draw:text-box><text:p><text:span text:style-name="T7">Tables traduites</text:span></text:p></draw:text-box></draw:frame><draw:frame text:anchor-type="paragraph" draw:z-index="26" draw:style-name="gr10" draw:text-style-name="P2" svg:width="9.524cm" svg:height="1.362cm" svg:x="27.882cm" svg:y="11.912cm"><draw:text-box><text:p><text:span text:style-name="T7">Transfert pour hydratation</text:span></text:p></draw:text-box></draw:frame><draw:frame text:anchor-type="paragraph" draw:z-index="27" draw:style-name="gr16" draw:text-style-name="P2" svg:width="6.051cm" svg:height="0.851cm" svg:x="18.147cm" svg:y="15.596cm"><draw:text-box><text:p><text:span text:style-name="T7"><text:tab/></text:span><text:span text:style-name="T7"><text:tab/></text:span><text:span text:style-name="T7"><text:tab/></text:span><text:span text:style-name="T7"> <text:s text:c="5"/></text:span><text:span text:style-name="T7">Objet hydraté</text:span></text:p></draw:text-box></draw:frame><draw:frame text:anchor-type="paragraph" draw:z-index="28" draw:style-name="gr17" draw:text-style-name="P2" svg:width="7.988cm" svg:height="2.043cm" svg:x="7.497cm" svg:y="10.46cm"><draw:text-box><text:p><text:span text:style-name="T7">Traductions pour affichage retour de la vue</text:span></text:p></draw:text-box></draw:frame><draw:frame text:anchor-type="paragraph" draw:z-index="29" draw:style-name="gr14" draw:text-style-name="P6" svg:width="10.171cm" svg:height="1.364cm" svg:x="10.506cm" svg:y="12.723cm"><draw:text-box><text:p text:style-name="P6"><text:span text:style-name="T8">Demande de la vue pour affichage</text:span></text:p></draw:text-box></draw:frame><draw:frame text:anchor-type="paragraph" draw:z-index="30" draw:style-name="gr18" draw:text-style-name="P6" svg:width="7.78cm" svg:height="0.874cm" svg:x="7.541cm" svg:y="18.203cm"><draw:text-box><text:p><text:span text:style-name="T8">Récuréation du fichier de la vue</text:span></text:p></draw:text-box></draw:frame><draw:frame text:anchor-type="paragraph" draw:z-index="31" draw:style-name="gr19" svg:width="4.948cm" svg:height="6.853cm" svg:x="15.108cm" svg:y="14.34cm"><draw:text-box><text:p/><text:p/><text:p/><text:p><text:span text:style-name="T8"/></text:p><text:p><text:span text:style-name="T8">Affichage chez le client si tout c'est bien passer</text:span></text:p></draw:text-box></draw:frame><draw:custom-shape text:anchor-type="paragraph" draw:z-index="32" draw:style-name="gr8" svg:width="3.176cm" svg:height="0.609cm" svg:x="13.07cm" svg:y="20.00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33" draw:style-name="gr20" draw:text-style-name="P6" svg:width="4.313cm" svg:height="0.689cm" svg:x="12.568cm" svg:y="19.368cm"><draw:text-box><text:p><text:span text:style-name="T8">Renvois de la vue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gory pace</meta:initial-creator>
    <meta:creation-date>2020-03-27T09:16:49.37</meta:creation-date>
    <dc:date>2020-03-27T10:44:54.96</dc:date>
    <dc:creator>gregory pace</dc:creator>
    <meta:editing-duration>PT1H28M3S</meta:editing-duration>
    <meta:editing-cycles>5</meta:editing-cycles>
    <meta:generator>OpenOffice/4.1.7$Win32 OpenOffice.org_project/417m1$Build-9800</meta:generator>
    <meta:document-statistic meta:table-count="0" meta:image-count="0" meta:object-count="0" meta:page-count="1" meta:paragraph-count="0" meta:word-count="0" meta:character-count="0"/>
  </office:meta>
</office:document-meta>
</file>